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37"/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ffa6"/>
      <style:text-properties fo:color="#3faf46"/>
    </style:style>
    <style:style style:name="ce7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69a2e"/>
    </style:style>
    <style:style style:name="ce14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a933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ce_continuous_50t_BMOU_5fossil_2ace_ord_00a</text:p>
          </table:table-cell>
          <table:table-cell table:number-columns-repeated="2"/>
          <table:table-cell office:value-type="string" calcext:value-type="string">
            <text:p>Cale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table:style-name="ce4"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10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office:value-type="string" calcext:value-type="string">
            <text:p>../acedisparity/Data/cluster/discrete/rmaxes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29071_00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ce14"/>
          <table:table-cell office:value-type="string" calcext:value-type="string">
            <text:p>TEST</text:p>
          </table:table-cell>
          <table:table-cell office:value-type="string" calcext:value-type="string">
            <text:p>error due to NA values in sample post ord → neighbours disparity metric failing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ce16"/>
          <table:table-cell office:value-type="string" calcext:value-type="string">
            <text:p>TEST</text:p>
          </table:table-cell>
          <table:table-cell office:value-type="string" calcext:value-type="string">
            <text:p>Fixed by tryCatching neighbours post ord sample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100">
          <table:table-cell table:number-columns-repeated="17"/>
          <table:table-cell table:style-name="ce16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17"/>
          <table:table-cell table:style-name="ce14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17"/>
          <table:table-cell table:style-name="ce16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100">
          <table:table-cell table:number-columns-repeated="16"/>
          <table:table-cell table:style-name="ce13"/>
          <table:table-cell table:style-name="ce16"/>
          <table:table-cell table:number-columns-repeated="2"/>
        </table:table-row>
        <table:table-row table:style-name="ro1"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201"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1</text:p>
          </table:table-cell>
          <table:table-cell table:style-name="Default"/>
          <table:table-cell/>
          <table:table-cell office:value-type="string" calcext:value-type="string">
            <text:p>FIXED bug in the time slices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0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1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2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3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4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5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6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7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8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09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22585_1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35310_001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47:25.953748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01T13:28:56.654368390</dc:date>
    <meta:editing-duration>P1DT16H57M34S</meta:editing-duration>
    <meta:editing-cycles>20</meta:editing-cycles>
    <meta:generator>LibreOffice/24.2.7.2$Linux_X86_64 LibreOffice_project/420$Build-2</meta:generator>
    <meta:document-statistic meta:table-count="1" meta:cell-count="8341" meta:object-count="0"/>
  </office:meta>
</office:document-meta>
</file>